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Таблица1" style:family="table">
      <style:table-properties style:width="28.42cm" table:align="margins"/>
    </style:style>
    <style:style style:name="Таблица1.A" style:family="table-column">
      <style:table-column-properties style:column-width="5.683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rsid="00151ade" officeooo:paragraph-rsid="00151ade"/>
    </style:style>
    <style:style style:name="P2" style:family="paragraph" style:parent-style-name="Table_20_Contents">
      <style:text-properties officeooo:rsid="00151ade" officeooo:paragraph-rsid="00151ade"/>
    </style:style>
    <style:style style:name="P3" style:family="paragraph" style:parent-style-name="Table_20_Contents" style:list-style-name="L5">
      <style:text-properties officeooo:rsid="00151ade" officeooo:paragraph-rsid="00151ade"/>
    </style:style>
    <style:style style:name="P4" style:family="paragraph" style:parent-style-name="Table_20_Contents" style:list-style-name="L7">
      <style:text-properties officeooo:rsid="00151ade" officeooo:paragraph-rsid="00151ade"/>
    </style:style>
    <style:style style:name="P5" style:family="paragraph" style:parent-style-name="Table_20_Contents" style:list-style-name="L4">
      <style:text-properties officeooo:rsid="00151ade" officeooo:paragraph-rsid="00151ade"/>
    </style:style>
    <style:style style:name="P6" style:family="paragraph" style:parent-style-name="Table_20_Contents" style:list-style-name="L3">
      <style:text-properties officeooo:rsid="00151ade" officeooo:paragraph-rsid="00151ade"/>
    </style:style>
    <style:style style:name="P7" style:family="paragraph" style:parent-style-name="Table_20_Contents" style:list-style-name="L4">
      <style:text-properties officeooo:paragraph-rsid="00151ade"/>
    </style:style>
    <style:style style:name="P8" style:family="paragraph" style:parent-style-name="Table_20_Contents" style:list-style-name="L6">
      <style:text-properties officeooo:rsid="0015452d" officeooo:paragraph-rsid="0015452d"/>
    </style:style>
    <style:style style:name="P9" style:family="paragraph" style:parent-style-name="Table_20_Contents" style:list-style-name="L2">
      <style:text-properties officeooo:rsid="0015452d" officeooo:paragraph-rsid="0015452d"/>
    </style:style>
    <style:style style:name="P10" style:family="paragraph" style:parent-style-name="Table_20_Contents" style:list-style-name="L1">
      <style:text-properties officeooo:rsid="0015452d" officeooo:paragraph-rsid="0015452d"/>
    </style:style>
    <style:style style:name="P11" style:family="paragraph" style:parent-style-name="Table_20_Contents" style:list-style-name="L2">
      <style:text-properties officeooo:rsid="0016eab8" officeooo:paragraph-rsid="0016eab8"/>
    </style:style>
    <style:style style:name="P12" style:family="paragraph" style:parent-style-name="Table_20_Contents" style:list-style-name="L7">
      <style:text-properties officeooo:rsid="001aa116" officeooo:paragraph-rsid="001aa116"/>
    </style:style>
    <style:style style:name="P13" style:family="paragraph" style:parent-style-name="Table_20_Contents" style:list-style-name="L3">
      <style:text-properties officeooo:rsid="001aa116" officeooo:paragraph-rsid="001aa116"/>
    </style:style>
    <style:style style:name="T1" style:family="text">
      <style:text-properties officeooo:rsid="00151ade"/>
    </style:style>
    <style:style style:name="T2" style:family="text">
      <style:text-properties officeooo:rsid="0015452d"/>
    </style:style>
    <style:style style:name="T3" style:family="text">
      <style:text-properties officeooo:rsid="001992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table:number-rows-spanned="2" office:value-type="string">
            <text:p text:style-name="P2">К. П.</text:p>
            <text:p text:style-name="P2"/>
            <text:list text:style-name="L1">
              <text:list-item>
                <text:p text:style-name="P10">Клубы</text:p>
              </text:list-item>
              <text:list-item>
                <text:p text:style-name="P10">Альтруисты из числа повышателей квалификации</text:p>
              </text:list-item>
            </text:list>
          </table:table-cell>
          <table:table-cell table:style-name="Таблица1.A1" office:value-type="string">
            <text:p text:style-name="P2">К. В. Д.</text:p>
            <text:p text:style-name="P2"/>
            <text:list text:style-name="L2">
              <text:list-item>
                <text:p text:style-name="P9">Теоретические лекции</text:p>
              </text:list-item>
              <text:list-item>
                <text:p text:style-name="P9">Ведение общего проекта</text:p>
              </text:list-item>
              <text:list-item>
                <text:p text:style-name="P11">Минихаки (?)</text:p>
              </text:list-item>
            </text:list>
          </table:table-cell>
          <table:table-cell table:style-name="Таблица1.A1" table:number-rows-spanned="2" office:value-type="string">
            <text:p text:style-name="P2">Ц. П.</text:p>
            <text:p text:style-name="P2"/>
            <text:list text:style-name="L3">
              <text:list-item>
                <text:p text:style-name="P6">Интересное времяпровождение: мы готовим в том числе к университетскому хакатону</text:p>
              </text:list-item>
              <text:list-item>
                <text:p text:style-name="P6">Материальная выгода: призовое место в хакатоне — денёжный приз</text:p>
              </text:list-item>
              <text:list-item>
                <text:p text:style-name="P6">Профессиональный рост: мы даём детям минимальные знания для дальнейшего развития в веб-индустрии, которые можно будет применить <text:span text:style-name="T2">на реальной работе</text:span></text:p>
              </text:list-item>
              <text:list-item>
                <text:p text:style-name="P13">Командная работа</text:p>
              </text:list-item>
            </text:list>
          </table:table-cell>
          <table:table-cell table:style-name="Таблица1.A1" office:value-type="string">
            <text:p text:style-name="P2">Т. В.</text:p>
            <text:p text:style-name="P2"/>
            <text:list text:style-name="L4">
              <text:list-item>
                <text:p text:style-name="P7"><text:span text:style-name="T1">Взрослые детям:</text:span></text:p>
                <text:list>
                  <text:list-item>
                    <text:p text:style-name="P5">Лекции</text:p>
                  </text:list-item>
                  <text:list-item>
                    <text:p text:style-name="P5">Рандомные лекции</text:p>
                  </text:list-item>
                  <text:list-item>
                    <text:p text:style-name="P5">Индивидуальные консультации</text:p>
                  </text:list-item>
                </text:list>
              </text:list-item>
              <text:list-item>
                <text:p text:style-name="P5">Дети со взрослыми:</text:p>
                <text:list>
                  <text:list-item>
                    <text:p text:style-name="P5">Практические занятия</text:p>
                  </text:list-item>
                </text:list>
              </text:list-item>
              <text:list-item>
                <text:p text:style-name="P5">Дети взрослым и детям:</text:p>
                <text:list>
                  <text:list-item>
                    <text:p text:style-name="P5"><text:span text:style-name="T3">Л</text:span>екции от студентов (?)</text:p>
                  </text:list-item>
                </text:list>
              </text:list-item>
            </text:list>
            <text:p text:style-name="P2"/>
            <text:p text:style-name="P2"/>
          </table:table-cell>
          <table:table-cell table:style-name="Таблица1.E1" table:number-rows-spanned="2" office:value-type="string">
            <text:p text:style-name="P2">С. П.</text:p>
            <text:p text:style-name="P2"/>
            <text:list text:style-name="L5">
              <text:list-item>
                <text:p text:style-name="P3">Повышатели квалификации</text:p>
              </text:list-item>
              <text:list-item>
                <text:p text:style-name="P3">Нубы, которые залатывают дыры</text:p>
              </text:list-item>
              <text:list-item>
                <text:p text:style-name="P3">Малыши, которые хотят в веб</text:p>
              </text:list-item>
              <text:list-item>
                <text:p text:style-name="P3">Поисковики, которые ищут себя</text:p>
              </text:list-item>
            </text:list>
          </table:table-cell>
        </table:table-row>
        <table:table-row>
          <table:covered-table-cell table:style-name="Таблица1.A1"/>
          <table:table-cell table:style-name="Таблица1.B2" office:value-type="string">
            <text:p text:style-name="P2">К. Р.</text:p>
            <text:p text:style-name="P2"/>
            <text:list text:style-name="L6">
              <text:list-item>
                <text:p text:style-name="P8">Знания:</text:p>
                <text:list>
                  <text:list-item>
                    <text:p text:style-name="P8">Основы основ</text:p>
                  </text:list-item>
                  <text:list-item>
                    <text:p text:style-name="P8">Основы React</text:p>
                  </text:list-item>
                  <text:list-item>
                    <text:p text:style-name="P8">Основы FastAPI</text:p>
                  </text:list-item>
                  <text:list-item>
                    <text:p text:style-name="P8">Основы инженерии данных</text:p>
                  </text:list-item>
                </text:list>
              </text:list-item>
              <text:list-item>
                <text:p text:style-name="P8">Методическое пособие</text:p>
              </text:list-item>
              <text:list-item>
                <text:p text:style-name="P8">Идея и команда для совместного проекта</text:p>
              </text:list-item>
            </text:list>
          </table:table-cell>
          <table:covered-table-cell table:style-name="Таблица1.A1"/>
          <table:table-cell table:style-name="Таблица1.B2" office:value-type="string">
            <text:p text:style-name="P2">К. С.</text:p>
            <text:p text:style-name="P2"/>
            <text:list text:style-name="L7">
              <text:list-item>
                <text:p text:style-name="P4">Канал клубов</text:p>
              </text:list-item>
              <text:list-item>
                <text:p text:style-name="P4">Общий чат-супергруппа:</text:p>
                <text:list>
                  <text:list-item>
                    <text:p text:style-name="P4">Чат с важными объявлениями</text:p>
                  </text:list-item>
                  <text:list-item>
                    <text:p text:style-name="P4">Чат с полезными материалами</text:p>
                  </text:list-item>
                  <text:list-item>
                    <text:p text:style-name="P4">Общий чат</text:p>
                  </text:list-item>
                  <text:list-item>
                    <text:p text:style-name="P4">Чат вопросов (?)</text:p>
                  </text:list-item>
                  <text:list-item>
                    <text:p text:style-name="P12">Чат биржи труда</text:p>
                  </text:list-item>
                </text:list>
              </text:list-item>
            </text:list>
          </table:table-cell>
          <table:covered-table-cell table:style-name="Таблица1.E1"/>
        </table:table-row>
      </table:table>
      <text:p text:style-name="P1"/>
      <text:p text:style-name="P1">С. И. и П. П. Д. отсутствую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2:45:05.997566824</meta:creation-date>
    <dc:date>2024-07-24T20:41:51.572450678</dc:date>
    <meta:editing-duration>PT6H52M5S</meta:editing-duration>
    <meta:editing-cycles>3</meta:editing-cycles>
    <meta:generator>LibreOffice/24.2.4.2$Linux_X86_64 LibreOffice_project/420$Build-2</meta:generator>
    <meta:document-statistic meta:table-count="1" meta:image-count="0" meta:object-count="0" meta:page-count="1" meta:paragraph-count="43" meta:word-count="182" meta:character-count="1050" meta:non-whitespace-character-count="945"/>
  </office:meta>
</office:document-meta>
</file>